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2629" officeooo:paragraph-rsid="000c2629"/>
    </style:style>
    <style:style style:name="P2" style:family="paragraph" style:parent-style-name="Standard">
      <style:text-properties fo:font-weight="bold" officeooo:rsid="000c2629" officeooo:paragraph-rsid="000c2629" style:font-weight-asian="bold" style:font-weight-complex="bold"/>
    </style:style>
    <style:style style:name="P3" style:family="paragraph" style:parent-style-name="Standard">
      <style:text-properties officeooo:rsid="000e8396" officeooo:paragraph-rsid="000e8396"/>
    </style:style>
    <style:style style:name="P4" style:family="paragraph" style:parent-style-name="Standard">
      <style:text-properties officeooo:rsid="0010737c" officeooo:paragraph-rsid="0010737c"/>
    </style:style>
    <style:style style:name="P5" style:family="paragraph" style:parent-style-name="Text_20_body">
      <style:text-properties officeooo:rsid="001160d0" officeooo:paragraph-rsid="001160d0"/>
    </style:style>
    <style:style style:name="P6" style:family="paragraph" style:parent-style-name="Text_20_body">
      <style:text-properties fo:font-weight="bold" officeooo:rsid="001160d0" officeooo:paragraph-rsid="001160d0" style:font-weight-asian="bold" style:font-weight-complex="bold"/>
    </style:style>
    <style:style style:name="P7" style:family="paragraph" style:parent-style-name="Text_20_body">
      <style:text-properties fo:font-weight="bold" officeooo:rsid="00134294" officeooo:paragraph-rsid="00134294" style:font-weight-asian="bold" style:font-weight-complex="bold"/>
    </style:style>
    <style:style style:name="P8" style:family="paragraph" style:parent-style-name="Text_20_body">
      <style:text-properties fo:font-weight="bold" officeooo:rsid="0016c7c0" officeooo:paragraph-rsid="0016c7c0" style:font-weight-asian="bold" style:font-weight-complex="bold"/>
    </style:style>
    <style:style style:name="P9" style:family="paragraph" style:parent-style-name="Text_20_body">
      <style:text-properties fo:font-weight="bold" officeooo:rsid="001782f9" officeooo:paragraph-rsid="001782f9" style:font-weight-asian="bold" style:font-weight-complex="bold"/>
    </style:style>
    <style:style style:name="P10" style:family="paragraph" style:parent-style-name="Text_20_body">
      <style:text-properties fo:font-weight="bold" officeooo:rsid="00194184" officeooo:paragraph-rsid="00194184" style:font-weight-asian="bold" style:font-weight-complex="bold"/>
    </style:style>
    <style:style style:name="P11" style:family="paragraph" style:parent-style-name="Text_20_body">
      <style:text-properties fo:font-weight="normal" officeooo:rsid="001782f9" officeooo:paragraph-rsid="001782f9" style:font-weight-asian="normal" style:font-weight-complex="normal"/>
    </style:style>
    <style:style style:name="P12" style:family="paragraph" style:parent-style-name="Text_20_body">
      <style:text-properties fo:font-weight="normal" officeooo:rsid="00194184" officeooo:paragraph-rsid="00194184" style:font-weight-asian="normal" style:font-weight-complex="normal"/>
    </style:style>
    <style:style style:name="P13" style:family="paragraph" style:parent-style-name="Heading_20_1">
      <style:text-properties officeooo:rsid="000c2629" officeooo:paragraph-rsid="000c2629"/>
    </style:style>
    <style:style style:name="P14" style:family="paragraph" style:parent-style-name="Heading_20_1">
      <style:text-properties officeooo:rsid="001160d0" officeooo:paragraph-rsid="001160d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34294" style:font-weight-asian="normal" style:font-weight-complex="normal"/>
    </style:style>
    <style:style style:name="T4" style:family="text">
      <style:text-properties fo:font-weight="normal" officeooo:rsid="00152705" style:font-weight-asian="normal" style:font-weight-complex="normal"/>
    </style:style>
    <style:style style:name="T5" style:family="text">
      <style:text-properties officeooo:rsid="00178d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h text:style-name="P13" text:outline-level="1">Programas e Pacotes</text:h>
      <text:p text:style-name="P2">main</text:p>
      <text:p text:style-name="P1">Contém software que são distribuído gratuitamente e apoiado pela equipe do Ubuntu. Grande parte deste software esta disponível quando você instala o Ubuntu via CDROM.</text:p>
      <text:p text:style-name="P2">restricted</text:p>
      <text:p text:style-name="P1">Contém software que é comum a muitos sistemas Linux, também tem suporte da equipe do Ubuntu, mas não podem ser licenciados como software livre.</text:p>
      <text:p text:style-name="P2">universe</text:p>
      <text:p text:style-name="P1">São pacotes que não podem ser licenciados como software livre. Os software universe não tem garantia de segurança, e correção.</text:p>
      <text:p text:style-name="P2">multiverse</text:p>
      <text:p text:style-name="P1">Contém software que não atende o conceito de software livre. Software multiverse não tem qualquer suporte, e cabe a você determinar a validade do licenciamento,</text:p>
      <text:p text:style-name="P1"/>
      <text:p text:style-name="P3">Para desativar os repositórios multiverse e universe, edite o arquivo <text:span text:style-name="T1">/etc/apt/sources.list</text:span></text:p>
      <text:p text:style-name="P4"><text:span text:style-name="T2">Quando for inserir um repositório comece com </text:span><text:span text:style-name="T1">deb</text:span><text:span text:style-name="T2"> para pacotes pré-compilados ou com </text:span><text:span text:style-name="T1">deb-src</text:span><text:span text:style-name="T2"> para pacotes com código fonte.</text:span></text:p>
      <text:p text:style-name="P4"><text:span text:style-name="T2"/></text:p>
      <text:h text:style-name="P14" text:outline-level="1">Partição</text:h>
      <text:p text:style-name="P5">Montar uma partição automaticamente.</text:p>
      <text:p text:style-name="P5">Comandos:</text:p>
      <text:p text:style-name="P6">mount<text:span text:style-name="T2"> </text:span><text:span text:style-name="T3">ver as partições</text:span></text:p>
      <text:p text:style-name="P7">df -h<text:span text:style-name="T2"> ver as partições</text:span></text:p>
      <text:p text:style-name="P7"><text:span text:style-name="T2">Supondo que quero montar a partição sda4 </text:span><text:span text:style-name="T4">e quero</text:span><text:span text:style-name="T2"> nome</text:span><text:span text:style-name="T4">á-la</text:span><text:span text:style-name="T2"> </text:span><text:span text:style-name="T4">com o nome </text:span><text:span text:style-name="T2">dados.</text:span></text:p>
      <text:p text:style-name="P8">cd /</text:p>
      <text:p text:style-name="P8">sudo mkdir dados</text:p>
      <text:p text:style-name="P9">sudo chown seuUsuario: /dados/</text:p>
      <text:p text:style-name="P11">Abra o arquivo /etc/fstab e deixe-o da seguinte maneira:</text:p>
      <text:p text:style-name="P11">/<text:span text:style-name="T5">dev/sda4<text:tab/>/dados<text:tab/><text:tab/>ext4<text:tab/><text:tab/>defaults<text:tab/>0<text:tab/>2</text:span></text:p>
      <text:p text:style-name="P12">Volte para o terminal:</text:p>
      <text:p text:style-name="P10">sudo mount /dad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8M</meta:editing-duration>
    <meta:editing-cycles>14</meta:editing-cycles>
    <meta:generator>LibreOffice/5.1.6.2$Linux_X86_64 LibreOffice_project/10m0$Build-2</meta:generator>
    <dc:date>2017-04-26T09:06:04.508846282</dc:date>
    <meta:document-statistic meta:table-count="0" meta:image-count="0" meta:object-count="0" meta:page-count="1" meta:paragraph-count="24" meta:word-count="191" meta:character-count="1212" meta:non-whitespace-character-count="1043"/>
    <meta:user-defined meta:name="Info 1"/>
    <meta:user-defined meta:name="Info 2"/>
    <meta:user-defined meta:name="Info 3"/>
    <meta:user-defined meta:name="Info 4"/>
  </office:meta>
</office:document-meta>
</file>